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f9c7" officeooo:paragraph-rsid="0018f9c7"/>
    </style:style>
    <style:style style:name="P2" style:family="paragraph" style:parent-style-name="Table_20_Contents">
      <style:text-properties officeooo:rsid="0018f9c7" officeooo:paragraph-rsid="00197ee3"/>
    </style:style>
    <style:style style:name="P3" style:family="paragraph" style:parent-style-name="Table_20_Contents">
      <style:text-properties officeooo:paragraph-rsid="0018f9c7"/>
    </style:style>
    <style:style style:name="P4" style:family="paragraph" style:parent-style-name="Table_20_Contents">
      <style:text-properties officeooo:rsid="00197ee3" officeooo:paragraph-rsid="00197ee3"/>
    </style:style>
    <style:style style:name="P5" style:family="paragraph" style:parent-style-name="Table_20_Contents">
      <style:text-properties officeooo:rsid="00199467" officeooo:paragraph-rsid="00199467"/>
    </style:style>
    <style:style style:name="P6" style:family="paragraph" style:parent-style-name="Standard">
      <style:text-properties officeooo:rsid="0016d0f8" officeooo:paragraph-rsid="0016d0f8"/>
    </style:style>
    <style:style style:name="P7" style:family="paragraph" style:parent-style-name="Standard">
      <style:text-properties officeooo:rsid="00182952" officeooo:paragraph-rsid="00182952"/>
    </style:style>
    <style:style style:name="P8" style:family="paragraph" style:parent-style-name="Standard" style:list-style-name="L1">
      <style:text-properties officeooo:rsid="0018f9c7" officeooo:paragraph-rsid="0018f9c7"/>
    </style:style>
    <style:style style:name="P9" style:family="paragraph" style:parent-style-name="Standard" style:list-style-name="L2">
      <style:text-properties officeooo:rsid="00197ee3" officeooo:paragraph-rsid="00197ee3"/>
    </style:style>
    <style:style style:name="P10" style:family="paragraph" style:parent-style-name="Standard">
      <style:text-properties officeooo:rsid="00197ee3" officeooo:paragraph-rsid="00197ee3"/>
    </style:style>
    <style:style style:name="T1" style:family="text">
      <style:text-properties officeooo:rsid="00182952"/>
    </style:style>
    <style:style style:name="T2" style:family="text">
      <style:text-properties officeooo:rsid="0018f9c7"/>
    </style:style>
    <style:style style:name="T3" style:family="text">
      <style:text-properties officeooo:rsid="00197e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Katar<text:span text:style-name="T1">u</text:span>ngang Pambarangay</text:p>
      <text:p text:style-name="P6"/>
      <text:p text:style-name="P7">Steps <text:span text:style-name="T2">o</text:span>n <text:span text:style-name="T2">h</text:span>ow we can <text:span text:style-name="T2">c</text:span>omplain if there is a problem<text:span text:style-name="T2"> in our barangay?</text:span></text:p>
      <text:p text:style-name="P6"><text:tab/><text:tab/><text:tab/><text:tab/></text:p>
      <text:p text:style-name="P6">1.) Certifiacation to file Action (CFA)</text:p>
      <text:p text:style-name="P6"><text:tab/>a. Issued by the Punong Barangay upon request by Complaint and Respondent when there has been a personal confrontation between parties before the Punong Barangay but mediation failed and before the <text:s/>Pangkat ng Tagapagpasunod but did not result into a settlement, and therefore, the corresponding complaint for the dispute may now be filed in court.</text:p>
      <text:p text:style-name="P6"/>
      <text:list xml:id="list3181519712570034037" text:style-name="L1">
        <text:list-item>
          <text:p text:style-name="P8">Steps :</text:p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Follow these steps</text:p>
          </table:table-cell>
          <table:table-cell table:style-name="Table1.A1" office:value-type="string">
            <text:p text:style-name="P3"><text:s/><text:span text:style-name="T2">Response Time </text:span></text:p>
          </table:table-cell>
          <table:table-cell table:style-name="Table1.C1" office:value-type="string">
            <text:p text:style-name="P1">Accountable Person</text:p>
          </table:table-cell>
        </table:table-row>
        <table:table-row>
          <table:table-cell table:style-name="Table1.A2" office:value-type="string">
            <text:p text:style-name="P1">1. Go to the Barangay Hall and fill – up the request form <text:span text:style-name="T3">stating your name, address and purpose.</text:span> </text:p>
          </table:table-cell>
          <table:table-cell table:style-name="Table1.A2" office:value-type="string">
            <text:p text:style-name="P1">5 minutes</text:p>
          </table:table-cell>
          <table:table-cell table:style-name="Table1.C2" office:value-type="string">
            <text:p text:style-name="P1">Barangay Secretary</text:p>
          </table:table-cell>
        </table:table-row>
        <table:table-row>
          <table:table-cell table:style-name="Table1.A2" office:value-type="string">
            <text:p text:style-name="P4">2. Present proof that the person requesting CFA is a proper party. </text:p>
          </table:table-cell>
          <table:table-cell table:style-name="Table1.A2" office:value-type="string">
            <text:p text:style-name="P1">5 minutes</text:p>
          </table:table-cell>
          <table:table-cell table:style-name="Table1.C2" office:value-type="string">
            <text:p text:style-name="P1">Punong <text:s/>Barangay</text:p>
          </table:table-cell>
        </table:table-row>
        <table:table-row>
          <table:table-cell table:style-name="Table1.A2" office:value-type="string">
            <text:p text:style-name="P4">3. Prepration of copies documents on case, payment of fees, and issuance of official receipt and Certification.</text:p>
          </table:table-cell>
          <table:table-cell table:style-name="Table1.A2" office:value-type="string">
            <text:p text:style-name="P1">10 minutes</text:p>
          </table:table-cell>
          <table:table-cell table:style-name="Table1.C2" office:value-type="string">
            <text:p text:style-name="P1">Barangay Treasurer</text:p>
            <text:p text:style-name="P1">Barangay Secretary</text:p>
          </table:table-cell>
        </table:table-row>
      </table:table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">Total Response time</text:p>
          </table:table-cell>
          <table:table-cell table:style-name="Table2.A1" office:value-type="string">
            <text:p text:style-name="P1">20 minutes</text:p>
          </table:table-cell>
          <table:table-cell table:style-name="Table2.C1" office:value-type="string">
            <text:p text:style-name="Table_20_Contents"/>
          </table:table-cell>
        </table:table-row>
      </table:table>
      <text:list xml:id="list170402861730262" text:continue-numbering="true" text:style-name="L1">
        <text:list-header>
          <text:p text:style-name="P8"/>
        </text:list-header>
      </text:list>
      <text:p text:style-name="P6"/>
      <text:p text:style-name="P7"><text:tab/>b. Issued by the Punong Barangay upon request by the complainant and respondent when there has been personal conforntation between the parties before the Punong Barangay but <text:span text:style-name="T2">mediation failed to appear without justifiable reason at the conciliation proceedings before the Pangkat, and therefore, corresponding complaint for the dispute may now be filed in court.</text:span></text:p>
      <text:p text:style-name="P7"/>
      <text:list xml:id="list1786903428683067526" text:style-name="L2">
        <text:list-item>
          <text:p text:style-name="P9">Steps :</text:p>
        </text:list-item>
      </text:list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">Follow These Steps </text:p>
          </table:table-cell>
          <table:table-cell table:style-name="Table3.A1" office:value-type="string">
            <text:p text:style-name="P4">Response Time</text:p>
          </table:table-cell>
          <table:table-cell table:style-name="Table3.C1" office:value-type="string">
            <text:p text:style-name="P4">Accountable Person</text:p>
          </table:table-cell>
        </table:table-row>
        <table:table-row>
          <table:table-cell table:style-name="Table3.A2" office:value-type="string">
            <text:p text:style-name="P4">1. <text:span text:style-name="T2">Go to the Barangay Hall and fill – up the request form </text:span>stating your name, address and purpose.<text:span text:style-name="T2"> </text:span></text:p>
          </table:table-cell>
          <table:table-cell table:style-name="Table3.A2" office:value-type="string">
            <text:p text:style-name="P2">5 minutes</text:p>
          </table:table-cell>
          <table:table-cell table:style-name="Table3.C2" office:value-type="string">
            <text:p text:style-name="P2">Barangay Secretary</text:p>
          </table:table-cell>
        </table:table-row>
        <table:table-row>
          <table:table-cell table:style-name="Table3.A2" office:value-type="string">
            <text:p text:style-name="P4">2. Present proof that the person requesting CFA is a proper party.</text:p>
          </table:table-cell>
          <table:table-cell table:style-name="Table3.A2" office:value-type="string">
            <text:p text:style-name="P2">5 minutes</text:p>
          </table:table-cell>
          <table:table-cell table:style-name="Table3.C2" office:value-type="string">
            <text:p text:style-name="P2">Punong <text:s/>Barangay</text:p>
          </table:table-cell>
        </table:table-row>
        <table:table-row>
          <table:table-cell table:style-name="Table3.A2" office:value-type="string">
            <text:p text:style-name="P4">3. Get Certification</text:p>
          </table:table-cell>
          <table:table-cell table:style-name="Table3.A2" office:value-type="string">
            <text:p text:style-name="P4">10 minutes</text:p>
          </table:table-cell>
          <table:table-cell table:style-name="Table3.C2" office:value-type="string">
            <text:p text:style-name="P2">Punong <text:s/>Barangay</text:p>
          </table:table-cell>
        </table:table-row>
        <table:table-row>
          <table:table-cell table:style-name="Table3.A2" office:value-type="string">
            <text:p text:style-name="P5">Total Response Time</text:p>
          </table:table-cell>
          <table:table-cell table:style-name="Table3.A2" office:value-type="string">
            <text:p text:style-name="P4">20 minute</text:p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6:13:03.213000000</meta:creation-date>
    <dc:date>2018-01-23T17:04:02.437000000</dc:date>
    <meta:editing-duration>PT2M8S</meta:editing-duration>
    <meta:editing-cycles>1</meta:editing-cycles>
    <meta:document-statistic meta:table-count="3" meta:image-count="0" meta:object-count="0" meta:page-count="1" meta:paragraph-count="38" meta:word-count="268" meta:character-count="1655" meta:non-whitespace-character-count="1408"/>
    <meta:generator>LibreOffice/5.2.4.2$Windows_X86_64 LibreOffice_project/3d5603e1122f0f102b62521720ab13a38a4e0eb0</meta:generator>
  </office:meta>
</office:document-meta>
</file>